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D0000004861E2DB48CDD22768.png" manifest:media-type="image/png"/>
  <manifest:file-entry manifest:full-path="Pictures/10000201000000440000005613D70A62DBCE2C72.png" manifest:media-type="image/png"/>
  <manifest:file-entry manifest:full-path="Pictures/100013D500000709000008EB1E84CEEB409F4872.svg" manifest:media-type="image/svg+xml"/>
  <manifest:file-entry manifest:full-path="Pictures/10000201000000590000005CA98F0E38D7864DA8.png" manifest:media-type="image/png"/>
  <manifest:file-entry manifest:full-path="Pictures/100002010000003300000052DA11B8CFEA42950D.png" manifest:media-type="image/png"/>
  <manifest:file-entry manifest:full-path="Pictures/100022D30000093200000976715274881B3CE678.svg" manifest:media-type="image/svg+xml"/>
  <manifest:file-entry manifest:full-path="Pictures/10000E1E0000053A00000879C2F48714AD9FC3D6.svg" manifest:media-type="image/svg+xml"/>
  <manifest:file-entry manifest:full-path="Pictures/100017C100000A0600000A8BFB155923095AD966.svg" manifest:media-type="image/svg+xml"/>
  <manifest:file-entry manifest:full-path="Pictures/100002010000006100000066645CB45B582052CD.png" manifest:media-type="image/png"/>
  <manifest:file-entry manifest:full-path="Pictures/1000112400000620000008DD35E5C4BEB5F9AE1B.svg" manifest:media-type="image/svg+xml"/>
  <manifest:file-entry manifest:full-path="Pictures/1000289000000B4B000007718C537DB536EE0AE2.svg" manifest:media-type="image/svg+xml"/>
  <manifest:file-entry manifest:full-path="Pictures/100002010000003B000000560D44BF77847E705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3cm" svg:stroke-color="#00a65d" draw:marker-start-width="1.1cm" draw:marker-end-width="1.1cm" svg:stroke-linecap="round" draw:fill="none" draw:textarea-horizontal-align="justify" draw:textarea-vertical-align="middle" draw:auto-grow-height="false" fo:min-height="16.85cm" fo:min-width="16.6cm" fo:padding-top="0.275cm" fo:padding-bottom="0.275cm" fo:padding-left="0.4cm" fo:padding-right="0.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cm" svg:height="16.22cm" svg:x="5.8cm" svg:y="5.39cm">
          <draw:image xlink:href="Pictures/10000E1E0000053A00000879C2F48714AD9FC3D6.svg" xlink:type="simple" xlink:show="embed" xlink:actuate="onLoad">
            <text:p/>
          </draw:image>
          <draw:image xlink:href="Pictures/100002010000003300000052DA11B8CFEA42950D.png" xlink:type="simple" xlink:show="embed" xlink:actuate="onLoad"/>
        </draw:frame>
        <draw:frame draw:style-name="gr1" draw:text-style-name="P1" draw:layer="layout" svg:width="6cm" svg:height="6.3cm" svg:x="2.6cm" svg:y="14.9cm">
          <draw:image xlink:href="Pictures/100017C100000A0600000A8BFB155923095AD966.svg" xlink:type="simple" xlink:show="embed" xlink:actuate="onLoad">
            <text:p/>
          </draw:image>
          <draw:image xlink:href="Pictures/100002010000006100000066645CB45B582052CD.png" xlink:type="simple" xlink:show="embed" xlink:actuate="onLoad"/>
          <svg:title>costume1.1</svg:title>
          <svg:desc>Created with Sketch.</svg:desc>
        </draw:frame>
        <draw:custom-shape draw:style-name="gr2" draw:text-style-name="P2" draw:layer="layout" svg:width="17.4cm" svg:height="17.4cm" svg:x="2.1cm" svg:y="4.8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1" draw:layer="layout" svg:width="9.982cm" svg:height="16.2cm" svg:x="5.806cm" svg:y="5.397cm">
          <draw:image xlink:href="Pictures/1000112400000620000008DD35E5C4BEB5F9AE1B.svg" xlink:type="simple" xlink:show="embed" xlink:actuate="onLoad">
            <text:p/>
          </draw:image>
          <draw:image xlink:href="Pictures/100002010000003B000000560D44BF77847E7050.png" xlink:type="simple" xlink:show="embed" xlink:actuate="onLoad"/>
        </draw:frame>
        <draw:custom-shape draw:style-name="gr2" draw:text-style-name="P2" draw:layer="layout" svg:width="17.4cm" svg:height="17.4cm" svg:x="2.1cm" svg:y="4.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8cm" svg:height="5.96cm" svg:x="7.8cm" svg:y="10.12cm">
          <draw:image xlink:href="Pictures/100022D30000093200000976715274881B3CE678.svg" xlink:type="simple" xlink:show="embed" xlink:actuate="onLoad">
            <text:p/>
          </draw:image>
          <draw:image xlink:href="Pictures/10000201000000590000005CA98F0E38D7864DA8.png" xlink:type="simple" xlink:show="embed" xlink:actuate="onLoad"/>
          <svg:title>Slice 1</svg:title>
          <svg:desc>Created with Sketch.</svg:desc>
        </draw:frame>
      </draw:page>
      <draw:page draw:name="page3" draw:style-name="dp1" draw:master-page-name="Default">
        <draw:frame draw:style-name="gr1" draw:text-style-name="P1" draw:layer="layout" svg:width="9.984cm" svg:height="16.2cm" svg:x="5.806cm" svg:y="5.397cm">
          <draw:image xlink:href="Pictures/100013D500000709000008EB1E84CEEB409F4872.svg" xlink:type="simple" xlink:show="embed" xlink:actuate="onLoad">
            <text:p/>
          </draw:image>
          <draw:image xlink:href="Pictures/10000201000000440000005613D70A62DBCE2C72.png" xlink:type="simple" xlink:show="embed" xlink:actuate="onLoad"/>
        </draw:frame>
        <draw:custom-shape draw:style-name="gr2" draw:text-style-name="P2" draw:layer="layout" svg:width="17.4cm" svg:height="17.4cm" svg:x="2.1cm" svg:y="4.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6.3cm" svg:height="4.15cm" svg:x="11.8cm" svg:y="6.05cm">
          <draw:image xlink:href="Pictures/1000289000000B4B000007718C537DB536EE0AE2.svg" xlink:type="simple" xlink:show="embed" xlink:actuate="onLoad">
            <text:p/>
          </draw:image>
          <draw:image xlink:href="Pictures/100002010000006D0000004861E2DB48CDD22768.png" xlink:type="simple" xlink:show="embed" xlink:actuate="onLoad"/>
          <svg:title>Slice 1</svg:title>
          <svg:desc>Created with Sketch.</svg:desc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6T10:15:01.816854710</meta:creation-date>
    <meta:generator>LibreOffice/6.0.7.3$Linux_X86_64 LibreOffice_project/00m0$Build-3</meta:generator>
    <dc:date>2019-01-06T14:30:29.270049824</dc:date>
    <meta:editing-duration>PT4H15M26S</meta:editing-duration>
    <meta:editing-cycles>3</meta:editing-cycles>
    <meta:document-statistic meta:object-count="9"/>
  </office:meta>
</office:document-meta>
</file>